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058faf" officeooo:paragraph-rsid="00058faf"/>
    </style:style>
    <style:style style:name="P7" style:family="paragraph" style:parent-style-name="Text_20_body" style:list-style-name="L1">
      <style:text-properties officeooo:rsid="000c6b39" officeooo:paragraph-rsid="000c6b39"/>
    </style:style>
    <style:style style:name="P8" style:family="paragraph" style:parent-style-name="Text_20_body" style:list-style-name="L2">
      <style:text-properties officeooo:rsid="000c6b39" officeooo:paragraph-rsid="000c6b39"/>
    </style:style>
    <style:style style:name="P9" style:family="paragraph" style:parent-style-name="Text_20_body" style:list-style-name="L2">
      <style:text-properties officeooo:rsid="0005becd" officeooo:paragraph-rsid="0005becd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text-properties officeooo:rsid="0002262d" officeooo:paragraph-rsid="000a70e6"/>
    </style:style>
    <style:style style:name="P12" style:family="paragraph" style:parent-style-name="Text_20_body" style:list-style-name="L4">
      <style:text-properties officeooo:rsid="000b0d0e" officeooo:paragraph-rsid="000a70e6"/>
    </style:style>
    <style:style style:name="P13" style:family="paragraph" style:parent-style-name="Text_20_body" style:list-style-name="L4">
      <style:text-properties officeooo:rsid="000b0d0e" officeooo:paragraph-rsid="000b0d0e"/>
    </style:style>
    <style:style style:name="P14" style:family="paragraph" style:parent-style-name="Heading_20_2">
      <style:text-properties officeooo:rsid="0002262d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c1e5e" style:font-size-asian="8pt" style:font-size-complex="8pt"/>
    </style:style>
    <style:style style:name="T3" style:family="text">
      <style:text-properties fo:font-size="8pt" officeooo:rsid="00032eb0" style:font-size-asian="8pt" style:font-size-complex="8pt"/>
    </style:style>
    <style:style style:name="T4" style:family="text">
      <style:text-properties fo:font-size="8pt" officeooo:rsid="0002262d" style:font-size-asian="8pt" style:font-size-complex="8pt"/>
    </style:style>
    <style:style style:name="T5" style:family="text">
      <style:text-properties fo:font-size="8pt" officeooo:rsid="000a1c4a" style:font-size-asian="8pt" style:font-size-complex="8pt"/>
    </style:style>
    <style:style style:name="T6" style:family="text">
      <style:text-properties officeooo:rsid="00058faf"/>
    </style:style>
    <style:style style:name="T7" style:family="text">
      <style:text-properties officeooo:rsid="000a1c4a"/>
    </style:style>
    <style:style style:name="T8" style:family="text">
      <style:text-properties officeooo:rsid="000a70e6"/>
    </style:style>
    <style:style style:name="T9" style:family="text">
      <style:text-properties officeooo:rsid="000c6b39"/>
    </style:style>
    <style:style style:name="T10" style:family="text">
      <style:text-properties officeooo:rsid="0002262d"/>
    </style:style>
    <style:style style:name="T11" style:family="text">
      <style:text-properties officeooo:rsid="000c1e5e"/>
    </style:style>
    <style:style style:name="T12" style:family="text">
      <style:text-properties officeooo:rsid="00032eb0"/>
    </style:style>
    <style:style style:name="T13" style:family="text">
      <style:text-properties officeooo:rsid="0011a2b4"/>
    </style:style>
    <style:style style:name="T14" style:family="text">
      <style:text-properties officeooo:rsid="00125e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dracut</text:user-defined>“ [<text:user-defined style:data-style-name="N0" text:name="Modul_Area">SSA</text:user-defined> <text:user-defined style:data-style-name="N0" text:name="Modul_ID">1008</text:user-defined>]</text:h>
      <text:h text:style-name="Heading_20_2" text:outline-level="2">Modul Kurzbeschreibung</text:h>
      <text:p text:style-name="P2">Dieses Modul vermittelt einen Einstieg in die Konzepte und Grundlagen von systemd-<text:span text:style-name="T9">journald</text:span>. Es wird vermittelt, wie auf systemd basierten Systemen <text:span text:style-name="T9">Logs</text:span> <text:span text:style-name="T9">gesammelt und analysiert</text:span> werden und was für neue best practice Ansätze gelten. Diese Bereiche werden mit Hands-on Aufgaben und Demos vertieft.</text:p>
      <text:h text:style-name="Heading_20_2" text:outline-level="2">Dauer</text:h>
      <text:p text:style-name="P2">4h</text:p>
      <text:h text:style-name="Heading_20_2" text:outline-level="2">Ziele</text:h>
      <text:p text:style-name="Heading_20_3">Wissen</text:p>
      <text:list xml:id="list1352695063190170734" text:style-name="L1">
        <text:list-item>
          <text:p text:style-name="P6">Was ist systemd-<text:span text:style-name="T9">journald?</text:span></text:p>
        </text:list-item>
        <text:list-item>
          <text:p text:style-name="P6">Was sind die Grundkonzepte?</text:p>
        </text:list-item>
        <text:list-item>
          <text:p text:style-name="P7">Wie werden die Logs gefiltert und analysiert</text:p>
        </text:list-item>
        <text:list-item>
          <text:p text:style-name="P7">Wie funktioniert die Grössen-Beschränkung und die Rotation</text:p>
        </text:list-item>
      </text:list>
      <text:p text:style-name="Heading_20_3">Können</text:p>
      <text:list xml:id="list161808417671969" text:continue-numbering="true" text:style-name="L1">
        <text:list-item>
          <text:p text:style-name="P7">systemd-journald konnfigurieren</text:p>
        </text:list-item>
        <text:list-item>
          <text:p text:style-name="P6"><text:span text:style-name="T9">journalctl</text:span> bedienen</text:p>
        </text:list-item>
        <text:list-item>
          <text:p text:style-name="P7">Debugging von Diensten anhand der Informationen die journalctl zugänglich macht</text:p>
        </text:list-item>
      </text:list>
      <text:p text:style-name="Heading_20_3">Verhalten</text:p>
      <text:list xml:id="list161808407394867" text:continue-numbering="true" text:style-name="L1">
        <text:list-item>
          <text:p text:style-name="P7">Log-Analyse mit journalctl statt mit grep</text:p>
        </text:list-item>
        <text:list-item>
          <text:p text:style-name="P7">Log-Analyse mit Parametern wie --since und --until gezielt eingrenzen</text:p>
        </text:list-item>
      </text:list>
      <text:h text:style-name="Heading_20_2" text:outline-level="2">Voraussetzungen</text:h>
      <text:list xml:id="list8493399639402824051" text:style-name="L2">
        <text:list-item>
          <text:p text:style-name="P8">Modul „systemd“ [SSA 1001]</text:p>
        </text:list-item>
        <text:list-item>
          <text:p text:style-name="P9">Bash Bedienung, CLI Editor Bedienung</text:p>
        </text:list-item>
      </text:list>
      <text:h text:style-name="P15" text:outline-level="2">Benutzte Dokumentation</text:h>
      <text:p text:style-name="Heading_20_3">Externe Referenzen</text:p>
      <text:list xml:id="list6744456095775151631" text:style-name="L3">
        <text:list-item>
          <text:p text:style-name="P10">Handbuch „Administration Guide - SUSE Linux Enterprise Server 12 SP1“<text:line-break/><text:span text:style-name="T12">DE: Veröffentlicht: Dezember 16, 2015 – Kapitel 10<text:line-break/></text:span><text:span text:style-name="T3">https://www2.suse.com/de-de/documentation/sles-12/pdfdoc/book_sle_admin/book_sle_admin.pdf</text:span></text:p>
        </text:list-item>
        <text:list-item>
          <text:p text:style-name="P10"><text:span text:style-name="T10">Handbuch „Administration Guide - SUSE Linux Enterprise Server 12 SP1“<text:line-break/>EN: Publication date: February 18, 2016 – Kapitel 9<text:line-break/></text:span><text:span text:style-name="T4">https://www.suse.com/documentation/sles-12/pdfdoc/book_sle_admin/book_sle_admin.pdf</text:span></text:p>
        </text:list-item>
        <text:list-item>
          <text:p text:style-name="P10"><text:span text:style-name="T11">Demystifying systemd<text:line-break/></text:span><text:span text:style-name="T2">http://people.redhat.com/bbreard/presos/Summit_Demystifying_systemd.pdf</text:span></text:p>
        </text:list-item>
        <text:list-item>
          <text:p text:style-name="P10"><text:span text:style-name="T7">Ankündigung und Einführung </text:span>systemd-journald <text:span text:style-name="T7">von Lennart Poettering<text:line-break/></text:span><text:span text:style-name="T5">https://docs.google.com/document/pub?id=1IC9yOXj7j6cdLLxWEBAGRL6wl97tFxgjLUEHIX3MSTs</text:span></text:p>
        </text:list-item>
        <text:list-item>
          <text:p text:style-name="P10">Syslog message components<text:line-break/><text:span text:style-name="T1">https://en.wikipedia.org/wiki/Syslog</text:span></text:p>
        </text:list-item>
      </text:list>
      <text:p text:style-name="P1">Man Pages:</text:p>
      <text:list xml:id="list2223494531085829994" text:style-name="L4">
        <text:list-item>
          <text:p text:style-name="P11">man <text:span text:style-name="T8">5 journald.conf</text:span></text:p>
        </text:list-item>
        <text:list-item>
          <text:p text:style-name="P12">man 1 journalctl</text:p>
        </text:list-item>
        <text:list-item>
          <text:p text:style-name="P13">man 7 systemd.time</text:p>
        </text:list-item>
        <text:list-item>
          <text:p text:style-name="P13">man 7 systemd.journal-fields</text:p>
        </text:list-item>
      </text:list>
      <text:h text:style-name="P14" text:outline-level="2">Präsentation</text:h>
      <text:p text:style-name="P3">modul_<text:user-defined style:data-style-name="N0" text:name="Modul_Name">dracut</text:user-defined>_<text:user-defined style:data-style-name="N0" text:name="Modul_ID">1008</text:user-defined>_<text:span text:style-name="T14">01_slides</text:span>.odp</text:p>
      <text:h text:style-name="Heading_20_2" text:outline-level="2">Demo</text:h>
      <text:p text:style-name="P4">modul_<text:user-defined style:data-style-name="N0" text:name="Modul_Name">dracut</text:user-defined>_<text:user-defined style:data-style-name="N0" text:name="Modul_ID">1008</text:user-defined>_<text:span text:style-name="T14">02_</text:span>demo.odp</text:p>
      <text:h text:style-name="Heading_20_2" text:outline-level="2">Übung / <text:span text:style-name="T6">Hands-on</text:span></text:h>
      <text:p text:style-name="P4">modul_<text:user-defined style:data-style-name="N0" text:name="Modul_Name">dracut</text:user-defined>_<text:user-defined style:data-style-name="N0" text:name="Modul_ID">1008</text:user-defined>_<text:span text:style-name="T14">03_</text:span>handson.odp</text:p>
      <text:h text:style-name="Heading_20_2" text:outline-level="2">Erfolgskontrolle</text:h>
      <text:p text:style-name="P5"><text:span text:style-name="T13">modul_</text:span><text:span text:style-name="T13"><text:user-defined style:data-style-name="N0" text:name="Modul_Name">dracut</text:user-defined></text:span><text:span text:style-name="T13">_</text:span><text:span text:style-name="T13"><text:user-defined style:data-style-name="N0" text:name="Modul_ID">1008</text:user-defined></text:span><text:span text:style-name="T1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6:18:06.743613249</dc:date>
    <dc:creator>Nicolas Christener</dc:creator>
    <meta:editing-duration>P1DT5H39M4S</meta:editing-duration>
    <meta:editing-cycles>23</meta:editing-cycles>
    <meta:generator>LibreOffice/5.2.0.4$Linux_X86_64 LibreOffice_project/20m0$Build-4</meta:generator>
    <meta:document-statistic meta:table-count="0" meta:image-count="0" meta:object-count="0" meta:page-count="2" meta:paragraph-count="41" meta:word-count="216" meta:character-count="1887" meta:non-whitespace-character-count="1732"/>
    <meta:user-defined meta:name="Modul_Area">SSA</meta:user-defined>
    <meta:user-defined meta:name="Modul_ID">1008</meta:user-defined>
    <meta:user-defined meta:name="Modul_Name">dracut</meta:user-defined>
  </office:meta>
</office:document-meta>
</file>